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01_19-54-41_000.jpg</text:p>
          </table:table-cell>
          <table:table-cell table:style-name="ce27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01_19-54-52_000.jpg</text:p>
          </table:table-cell>
          <table:table-cell table:style-name="ce27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01_19-54-55_000.jpg</text:p>
          </table:table-cell>
          <table:table-cell table:style-name="ce27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01_19-55-01_000.jpg</text:p>
          </table:table-cell>
          <table:table-cell table:style-name="ce27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01_19-55-08_000.jpg</text:p>
          </table:table-cell>
          <table:table-cell table:style-name="ce27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01_19-55-13_000.jpg</text:p>
          </table:table-cell>
          <table:table-cell table:style-name="ce27" office:value-type="string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">
            <text:p>:PHOTO 記録しておきたいもの / @ / target=取り壊し中；以前に、学習塾があった、一棟の建物の敷地；区役所前の通り沿い。直近は、中古品小売の店が入っていた。以前は、クリーニング店、ラーメン店。「隆」という店名の、美容院。,other=基礎部分：コンクリート済み；埋め戻し、済み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01_21-22-4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02_01-25-2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02_07-45-0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02_07-52-0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02_09-21-57_000.jpg</text:p>
          </table:table-cell>
          <table:table-cell table:style-name="ce36" office:value-type="string">
            <text:p>:m / 頭に浮かんだこと：想い出したこと / topic=~ / occasion=朝の筋トレ：終わり頃,content=以前の、ヨーロッパへの旅行。アテネ。ブルガリアのソフィアだったか。タクシーのおじさんに、`girl はどこ？`と尋ねた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/ 頭に浮かんだこと：想い出したこと / topic=~ / occasion=朝の筋トレ：終わり頃,content=以前の、ヨーロッパへの旅行。アテネ。ブルガリアのソフィアだったか。タクシーのおじさんに、`girl はどこ？`と尋ねた,other=~">
            <text:p>:m / 頭に浮かんだこと：想い出したこと / topic=~ / occasion=朝の筋トレ：終わり頃,content=以前の、ヨーロッパへの旅行。アテネ。ブルガリアのソフィアだったか。タクシーのおじさんに、`girl はどこ？`と尋ねた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02_12-31-46_000.jpg</text:p>
          </table:table-cell>
          <table:table-cell table:style-name="ce36" office:value-type="string">
            <text:p>:m RES 1*2 / free# JVEMV6 68#_273:1 / 68. theoretical-physics(tp) / topics=波動方程式：ポテンシャル井戸,w=~,doc=r-7-A1~1.1.1:#16-1,s=~,i=~,other=calc+;calc+;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RES 1*2 / free# JVEMV6 68#_273:1 / 68. theoretical-physics(tp) / topics=波動方程式：ポテンシャル井戸,w=~,doc=r-7-A1~1.1.1:#16-1,s=~,i=~,other=calc+;calc+;">
            <text:p>:m RES 1*2 / free# JVEMV6 68#_273:1 / 68. theoretical-physics(tp) / topics=波動方程式：ポテンシャル井戸,w=~,doc=r-7-A1~1.1.1:#16-1,s=~,i=~,other=calc+;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02_12-32-00_000.jpg</text:p>
          </table:table-cell>
          <table:table-cell table:style-name="ce36" office:value-type="string">
            <text:p>:m RES 2*2 / free# JVEMV6 68#_273:1 / 68. theoretical-physics(tp) / topics=波動方程式：ポテンシャル井戸,w=~,doc=r-7-A1~1.1.1:#16-1,s=~,i=~,other=calc+;calc+:次元解析;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RES 2*2 / free# JVEMV6 68#_273:1 / 68. theoretical-physics(tp) / topics=波動方程式：ポテンシャル井戸,w=~,doc=r-7-A1~1.1.1:#16-1,s=~,i=~,other=calc+;calc+:次元解析;">
            <text:p>:m RES 2*2 / free# JVEMV6 68#_273:1 / 68. theoretical-physics(tp) / topics=波動方程式：ポテンシャル井戸,w=~,doc=r-7-A1~1.1.1:#16-1,s=~,i=~,other=calc+;calc+:次元解析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02_13-11-56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02_17-26-03_000.jpg</text:p>
          </table:table-cell>
          <table:table-cell table:style-name="ce36" office:value-type="string">
            <text:p>:m RES 1*3 / free# JVEMV6 68#_273:2 / 68. theoretical-physics(tp) / topics=波動方程式：ポテンシャル井戸,w=~,doc=r-7-A1~1.1.1:#16-1.2,s=~,i=~,other=memo+;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1*3 / free# JVEMV6 68#_273:2 / 68. theoretical-physics(tp) / topics=波動方程式：ポテンシャル井戸,w=~,doc=r-7-A1~1.1.1:#16-1.2,s=~,i=~,other=memo+;calc+">
            <text:p>:m RES 1*3 / free# JVEMV6 68#_273:2 / 68. theoretical-physics(tp) / topics=波動方程式：ポテンシャル井戸,w=~,doc=r-7-A1~1.1.1:#16-1.2,s=~,i=~,other=memo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02_17-26-22_000.jpg</text:p>
          </table:table-cell>
          <table:table-cell table:style-name="ce36" office:value-type="string">
            <text:p>:m RES 2*3 / free# JVEMV6 68#_273:2 / 68. theoretical-physics(tp) / topics=波動方程式：ポテンシャル井戸,w=~,doc=r-7-A1~1.1.1:#16-1.2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2*3 / free# JVEMV6 68#_273:2 / 68. theoretical-physics(tp) / topics=波動方程式：ポテンシャル井戸,w=~,doc=r-7-A1~1.1.1:#16-1.2,s=~,i=~,other=calc+">
            <text:p>:m RES 2*3 / free# JVEMV6 68#_273:2 / 68. theoretical-physics(tp) / topics=波動方程式：ポテンシャル井戸,w=~,doc=r-7-A1~1.1.1:#16-1.2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02_17-26-38_000.jpg</text:p>
          </table:table-cell>
          <table:table-cell table:style-name="ce36" office:value-type="string">
            <text:p>:m RES 3*3 / free# JVEMV6 68#_273:2 / 68. theoretical-physics(tp) / topics=波動方程式：ポテンシャル井戸,w=~,doc=r-7-A1~1.1.1:#16-1.2,s=~,i=~,other=calc+:振幅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3*3 / free# JVEMV6 68#_273:2 / 68. theoretical-physics(tp) / topics=波動方程式：ポテンシャル井戸,w=~,doc=r-7-A1~1.1.1:#16-1.2,s=~,i=~,other=calc+:振幅">
            <text:p>:m RES 3*3 / free# JVEMV6 68#_273:2 / 68. theoretical-physics(tp) / topics=波動方程式：ポテンシャル井戸,w=~,doc=r-7-A1~1.1.1:#16-1.2,s=~,i=~,other=calc+:振幅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02_18-47-28_000.mp4</text:p>
          </table:table-cell>
          <table:table-cell table:style-name="ce36" office:value-type="string">
            <text:p>:VIDEO / @自室 / 記録 / jap.flute / 演奏、play / R=1 / record,for=~,other=~,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VIDEO / @自室 / 記録 / jap.flute / 演奏、play / R=1 / record,for=~,other=~,memo+">
            <text:p>:VIDEO / @自室 / 記録 / jap.flute / 演奏、play / R=1 / record,for=~,other=~,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02_18-48-42_000.mp4</text:p>
          </table:table-cell>
          <table:table-cell table:style-name="ce36" office:value-type="string">
            <text:p>:VIDEO / @自室 / 記録 / jap.flute / 演奏、play / R=2 / record,for=~,other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VIDEO / @自室 / 記録 / jap.flute / 演奏、play / R=2 / record,for=~,other=~,memo+">
            <text:p>:VIDEO / @自室 / 記録 / jap.flute / 演奏、play / R=2 / record,for=~,other=~,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02_18-50-26_000.mp4</text:p>
          </table:table-cell>
          <table:table-cell table:style-name="ce36" office:value-type="string">
            <text:p>:VIDEO / @自室 / 記録 / jap.flute / 演奏、play / R=3 / record,for=~,other=file-id:2022-06-02_18-50-26_000.mp4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VIDEO / @自室 / 記録 / jap.flute / 演奏、play / R=3 / record,for=~,other=file-id:2022-06-02_18-50-26_000.mp4,memo+">
            <text:p>:VIDEO / @自室 / 記録 / jap.flute / 演奏、play / R=3 / record,for=~,other=file-id:2022-06-02_18-50-26_000.mp4,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02_18-52-32_000.mp4</text:p>
          </table:table-cell>
          <table:table-cell table:style-name="ce36" office:value-type="string">
            <text:p>:VIDEO / @自室 / 記録 / jap.flute / 演奏、play / R=4 / record,for=~,other=file-id:2022-06-02_18-50-26_000.mp4,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VIDEO / @自室 / 記録 / jap.flute / 演奏、play / R=4 / record,for=~,other=file-id:2022-06-02_18-50-26_000.mp4,memo+">
            <text:p>:VIDEO / @自室 / 記録 / jap.flute / 演奏、play / R=4 / record,for=~,other=file-id:2022-06-02_18-50-26_000.mp4,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02_18-58-25_000.mp4</text:p>
          </table:table-cell>
          <table:table-cell table:style-name="ce36" office:value-type="string">
            <text:p>:VIDEO / @自室 / 記録 / jap.flute-bamboo / 演奏、play / R=1 / genr=technique,Re+,other=~,file-id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VIDEO / @自室 / 記録 / jap.flute-bamboo / 演奏、play / R=1 / genr=technique,Re+,other=~,file-id=~,memo~">
            <text:p>:VIDEO / @自室 / 記録 / jap.flute-bamboo / 演奏、play / R=1 / genr=technique,Re+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02_22-03-3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03_01-29-31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03_07-37-5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03_07-50-03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03_10-51-34_000.jpg</text:p>
          </table:table-cell>
          <table:table-cell table:style-name="ce36" office:value-type="string">
            <text:p>:m RES 1*2 / free# JVEMV6 68#_274:1 / 68. theoretical-physics(tp) / topics=波動方程式：ポテンシャル井戸,w=~,doc=r-7-A1~1.1.1:#16-1.2,s=~,i=~,other=calc+:RとPの比率;calc+:(R*e^(-ikx));calc+:透過波のエネルギー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*2 / free# JVEMV6 68#_274:1 / 68. theoretical-physics(tp) / topics=波動方程式：ポテンシャル井戸,w=~,doc=r-7-A1~1.1.1:#16-1.2,s=~,i=~,other=calc+:RとPの比率;calc+:(R*e^(-ikx));calc+:透過波のエネルギー">
            <text:p>:m RES 1*2 / free# JVEMV6 68#_274:1 / 68. theoretical-physics(tp) / topics=波動方程式：ポテンシャル井戸,w=~,doc=r-7-A1~1.1.1:#16-1.2,s=~,i=~,other=calc+:RとPの比率;calc+:(R*e^(-ikx));calc+:透過波のエネルギー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03_10-51-55_000.jpg</text:p>
          </table:table-cell>
          <table:table-cell table:style-name="ce36" office:value-type="string">
            <text:p>:m RES 2*2 / free# JVEMV6 68#_274:1 / 68. theoretical-physics(tp) / topics=波動方程式：ポテンシャル井戸,w=~,doc=r-7-A1~1.1.1:#16-1.2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2*2 / free# JVEMV6 68#_274:1 / 68. theoretical-physics(tp) / topics=波動方程式：ポテンシャル井戸,w=~,doc=r-7-A1~1.1.1:#16-1.2,s=~,i=~,other=calc+">
            <text:p>:m RES 2*2 / free# JVEMV6 68#_274:1 / 68. theoretical-physics(tp) / topics=波動方程式：ポテンシャル井戸,w=~,doc=r-7-A1~1.1.1:#16-1.2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03_13-34-3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03_14-22-27_000.jpg</text:p>
          </table:table-cell>
          <table:table-cell table:style-name="ce36" office:value-type="string">
            <text:p>:m #*# / memo:other(m:other) / topic=予行。お兄さんとの、ラインでの、オンライン・打ち合わせ；お母さんも入る, about=進行順序：お母さんのタブレットに、ラインをインストール,content=~,other=~,id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#*# / memo:other(m:other) / topic=予行。お兄さんとの、ラインでの、オンライン・打ち合わせ；お母さんも入る, about=進行順序：お母さんのタブレットに、ラインをインストール,content=~,other=~,id=~ ">
            <text:p>:m #*# / memo:other(m:other) / topic=予行。お兄さんとの、ラインでの、オンライン・打ち合わせ；お母さんも入る, about=進行順序：お母さんのタブレットに、ラインをインストール,content=~,other=~,id=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03_15-14-09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604sa / 大森駅（京浜東北線） / 大田区山王２丁目プロジェクト / １名（電気） / 日向電気（北信土建） / 指示書">
            <text:p>:m 東和 PHOTO / 220604sa / 大森駅（京浜東北線） / 大田区山王２丁目プロジェクト / １名（電気） / 日向電気（北信土建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03_15-14-45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東和 PHOTO / 220604sa / 大森駅（京浜東北線） / 大田区山王２丁目プロジェクト / １名（電気） / 日向電気（北信土建） / 指示書">
            <text:p>:m 東和 PHOTO / 220604sa / 大森駅（京浜東北線） / 大田区山王２丁目プロジェクト / １名（電気） / 日向電気（北信土建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03_15-15-01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東和 PHOTO / 220604sa / 大森駅（京浜東北線） / 大田区山王２丁目プロジェクト / １名（電気） / 日向電気（北信土建） / 指示書">
            <text:p>:m 東和 PHOTO / 220604sa / 大森駅（京浜東北線） / 大田区山王２丁目プロジェクト / １名（電気） / 日向電気（北信土建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03_15-15-09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指示書：地図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東和 PHOTO / 220604sa / 大森駅（京浜東北線） / 大田区山王２丁目プロジェクト / １名（電気） / 日向電気（北信土建） / 指示書：地図">
            <text:p>:m 東和 PHOTO / 220604sa / 大森駅（京浜東北線） / 大田区山王２丁目プロジェクト / １名（電気） / 日向電気（北信土建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03_15-17-10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資料：交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東和 PHOTO / 220604sa / 大森駅（京浜東北線） / 大田区山王２丁目プロジェクト / １名（電気） / 日向電気（北信土建） / 資料：交通">
            <text:p>:m 東和 PHOTO / 220604sa / 大森駅（京浜東北線） / 大田区山王２丁目プロジェクト / １名（電気） / 日向電気（北信土建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03_15-17-15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資料：交通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東和 PHOTO / 220604sa / 大森駅（京浜東北線） / 大田区山王２丁目プロジェクト / １名（電気） / 日向電気（北信土建） / 資料：交通">
            <text:p>:m 東和 PHOTO / 220604sa / 大森駅（京浜東北線） / 大田区山王２丁目プロジェクト / １名（電気） / 日向電気（北信土建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03_15-21-07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資料：天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東和 PHOTO / 220604sa / 大森駅（京浜東北線） / 大田区山王２丁目プロジェクト / １名（電気） / 日向電気（北信土建） / 資料：天気">
            <text:p>:m 東和 PHOTO / 220604sa / 大森駅（京浜東北線） / 大田区山王２丁目プロジェクト / １名（電気） / 日向電気（北信土建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03_15-21-14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資料：天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東和 PHOTO / 220604sa / 大森駅（京浜東北線） / 大田区山王２丁目プロジェクト / １名（電気） / 日向電気（北信土建） / 資料：天気">
            <text:p>:m 東和 PHOTO / 220604sa / 大森駅（京浜東北線） / 大田区山王２丁目プロジェクト / １名（電気） / 日向電気（北信土建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03_15-51-07_000.jpg</text:p>
          </table:table-cell>
          <table:table-cell table:style-name="ce36" office:value-type="string">
            <text:p>:PHOTO 記録 / 文書：新聞紙記事 / 1*1 / title=首都直下　死者６１００人想定,other=~,media=東京新聞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PHOTO 記録 / 文書：新聞紙記事 / 1*1 / title=首都直下　死者６１００人想定,other=~,media=東京新聞">
            <text:p>:PHOTO 記録 / 文書：新聞紙記事 / 1*1 / title=首都直下　死者６１００人想定,other=~,media=東京新聞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03_16-04-09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資料：地図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東和 PHOTO / 220604sa / 大森駅（京浜東北線） / 大田区山王２丁目プロジェクト / １名（電気） / 日向電気（北信土建） / 資料：地図">
            <text:p>:m 東和 PHOTO / 220604sa / 大森駅（京浜東北線） / 大田区山王２丁目プロジェクト / １名（電気） / 日向電気（北信土建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03_16-04-22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資料：地図：路上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東和 PHOTO / 220604sa / 大森駅（京浜東北線） / 大田区山王２丁目プロジェクト / １名（電気） / 日向電気（北信土建） / 資料：地図：路上">
            <text:p>:m 東和 PHOTO / 220604sa / 大森駅（京浜東北線） / 大田区山王２丁目プロジェクト / １名（電気） / 日向電気（北信土建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03_16-50-50_000.jpg</text:p>
          </table:table-cell>
          <table:table-cell table:style-name="ce36" office:value-type="string">
            <text:p>:m RES 1*2 / free# JVEMV6 68#_274:2 / 68. theoretical-physics(tp) / topics=波動方程式：ポテンシャル井戸,w=~,doc=r-7-A1~1.1.1:#16-5.2,s=~,i=~,other=calc+;calc+:(k+iκ)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RES 1*2 / free# JVEMV6 68#_274:2 / 68. theoretical-physics(tp) / topics=波動方程式：ポテンシャル井戸,w=~,doc=r-7-A1~1.1.1:#16-5.2,s=~,i=~,other=calc+;calc+:(k+iκ);">
            <text:p>:m RES 1*2 / free# JVEMV6 68#_274:2 / 68. theoretical-physics(tp) / topics=波動方程式：ポテンシャル井戸,w=~,doc=r-7-A1~1.1.1:#16-5.2,s=~,i=~,other=calc+;calc+:(k+iκ)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03_16-51-05_000.jpg</text:p>
          </table:table-cell>
          <table:table-cell table:style-name="ce36" office:value-type="string">
            <text:p>:m RES 2*2 / free# JVEMV6 68#_274:2 / 68. theoretical-physics(tp) / topics=波動方程式：ポテンシャル井戸,w=~,doc=r-7-A1~1.1.1:#16-6.1,s=~,i=~,other=memo+:シュレディンガー方程式：ψが正の領域。(∂^2ψ/∂x^2)は、負の値。なぜψは振動という動きを取るのか。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RES 2*2 / free# JVEMV6 68#_274:2 / 68. theoretical-physics(tp) / topics=波動方程式：ポテンシャル井戸,w=~,doc=r-7-A1~1.1.1:#16-6.1,s=~,i=~,other=memo+:シュレディンガー方程式：ψが正の領域。(∂^2ψ/∂x^2)は、負の値。なぜψは振動という動きを取るのか。">
            <text:p>:m RES 2*2 / free# JVEMV6 68#_274:2 / 68. theoretical-physics(tp) / topics=波動方程式：ポテンシャル井戸,w=~,doc=r-7-A1~1.1.1:#16-6.1,s=~,i=~,other=memo+:シュレディンガー方程式：ψが正の領域。(∂^2ψ/∂x^2)は、負の値。なぜψは振動という動きを取るの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03_21-11-3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6-03_22-25-02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6-04_01-06-49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6-04_04-15-08_000.jpg</text:p>
          </table:table-cell>
          <table:table-cell table:style-name="ce27" office:value-type="string">
            <text:p>:m :PHOTO 起きた時刻 / before=10分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:PHOTO 起きた時刻 / before=10分">
            <text:p>:m :PHOTO 起きた時刻 / before=10分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6-04_04-31-55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6-04_05-17-47_000.jpg</text:p>
          </table:table-cell>
          <table:table-cell table:style-name="ce27" office:value-type="string">
            <text:p>:m 東和 PHOTO / 220604sa / 大森駅（京浜東北線） / 大田区山王２丁目プロジェクト / １名（電気） / 日向電気（北信土建） / 出発時間：部屋を出る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東和 PHOTO / 220604sa / 大森駅（京浜東北線） / 大田区山王２丁目プロジェクト / １名（電気） / 日向電気（北信土建） / 出発時間：部屋を出る時間">
            <text:p>:m 東和 PHOTO / 220604sa / 大森駅（京浜東北線） / 大田区山王２丁目プロジェクト / １名（電気） / 日向電気（北信土建） / 出発時間：部屋を出る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6-04_05-23-25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出発時間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東和 PHOTO / 220604sa / 大森駅（京浜東北線） / 大田区山王２丁目プロジェクト / １名（電気） / 日向電気（北信土建） / 出発時間">
            <text:p>:m 東和 PHOTO / 220604sa / 大森駅（京浜東北線） / 大田区山王２丁目プロジェクト / １名（電気） / 日向電気（北信土建） / 出発時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6-04_07-15-06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現場状況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東和 PHOTO / 220604sa / 大森駅（京浜東北線） / 大田区山王２丁目プロジェクト / １名（電気） / 日向電気（北信土建） / 現場状況">
            <text:p>:m 東和 PHOTO / 220604sa / 大森駅（京浜東北線） / 大田区山王２丁目プロジェクト / １名（電気） / 日向電気（北信土建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6-04_07-15-09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現場状況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東和 PHOTO / 220604sa / 大森駅（京浜東北線） / 大田区山王２丁目プロジェクト / １名（電気） / 日向電気（北信土建） / 現場状況">
            <text:p>:m 東和 PHOTO / 220604sa / 大森駅（京浜東北線） / 大田区山王２丁目プロジェクト / １名（電気） / 日向電気（北信土建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6-04_19-16-51_000.jpg</text:p>
          </table:table-cell>
          <table:table-cell table:style-name="ce15" office:value-type="string">
            <text:p>-*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-*">
            <text:p>-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6-04_20-56-58_000.jpg</text:p>
          </table:table-cell>
          <table:table-cell table:style-name="ce36" office:value-type="string">
            <text:p>:m #*# / memo:other(m:other) / topic=ペガスス：予定, about=~,content=７月２１日木曜、２２日金曜,other=~,id=~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#*# / memo:other(m:other) / topic=ペガスス：予定, about=~,content=７月２１日木曜、２２日金曜,other=~,id=~ ">
            <text:p>:m #*# / memo:other(m:other) / topic=ペガスス：予定, about=~,content=７月２１日木曜、２２日金曜,other=~,id=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6-04_21-01-18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日報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東和 PHOTO / 220604sa / 大森駅（京浜東北線） / 大田区山王２丁目プロジェクト / １名（電気） / 日向電気（北信土建） / 日報">
            <text:p>:m 東和 PHOTO / 220604sa / 大森駅（京浜東北線） / 大田区山王２丁目プロジェクト / １名（電気） / 日向電気（北信土建） / 日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6-04_21-41-13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6-05_01-22-33_000.jpg</text:p>
          </table:table-cell>
          <table:table-cell table:style-name="ce15" office:value-type="string">
            <text:p>:PHOTO 記録 / @自室 / what=アース・ノーマット：溶剤ボトル / for=~ / occasion=終了：使い切った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PHOTO 記録 / @自室 / what=アース・ノーマット：溶剤ボトル / for=~ / occasion=終了：使い切った">
            <text:p>:PHOTO 記録 / @自室 / what=アース・ノーマット：溶剤ボトル / for=~ / occasion=終了：使い切った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6-05_01-22-42_000.jpg</text:p>
          </table:table-cell>
          <table:table-cell table:style-name="ce15" office:value-type="string">
            <text:p>:PHOTO 記録 / @自室 / what=アース・ノーマット：溶剤ボトル / for=~ / occasion=終了：使い切った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PHOTO 記録 / @自室 / what=アース・ノーマット：溶剤ボトル / for=~ / occasion=終了：使い切った">
            <text:p>:PHOTO 記録 / @自室 / what=アース・ノーマット：溶剤ボトル / for=~ / occasion=終了：使い切った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6-05_01-25-19_000.jpg</text:p>
          </table:table-cell>
          <table:table-cell table:style-name="ce15" office:value-type="string">
            <text:p>:m 保管場所 / what=アース・ノーマット：詰替用、溶剤ボトル / location=西側の棚、北側。一番上の段,expire=１年間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保管場所 / what=アース・ノーマット：詰替用、溶剤ボトル / location=西側の棚、北側。一番上の段,expire=１年間">
            <text:p>:m 保管場所 / what=アース・ノーマット：詰替用、溶剤ボトル / location=西側の棚、北側。一番上の段,expire=１年間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6-05_02-18-16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6-05_02-18-2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6-05_08-28-03_000.jpg</text:p>
          </table:table-cell>
          <table:table-cell table:style-name="ce15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6-05_11-35-24_000.jpg</text:p>
          </table:table-cell>
          <table:table-cell table:style-name="ce36" office:value-type="string">
            <text:p>:m #*# / memo:other(m:other) / topic=お父さんの入院、ホームでの行動：お兄さんとの、ラインでの、オンライン・打ち合わせ；お母さんも入る, about=打ち合わせ内容についてのメモ。自作ntent=~,other=~,id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#*# / memo:other(m:other) / topic=お父さんの入院、ホームでの行動：お兄さんとの、ラインでの、オンライン・打ち合わせ；お母さんも入る, about=打ち合わせ内容についてのメモ。自作ntent=~,other=~,id=~ ">
            <text:p>:m #*# / memo:other(m:other) / topic=お父さんの入院、ホームでの行動：お兄さんとの、ラインでの、オンライン・打ち合わせ；お母さんも入る, about=打ち合わせ内容についてのメモ。自作ntent=~,other=~,id=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6-05_12-34-0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6-05_16-09-35_000.jpg</text:p>
          </table:table-cell>
          <table:table-cell table:style-name="ce36" office:value-type="string">
            <text:p>:m RES 1-2*5 / free# JVEMV6 68#_275:1 / 68. theoretical-physics(tp) / topics=波動方程式：ポテンシャル井戸,w=~,doc=r-7-A1~1.1.1:#16-7,s=~,i=~,other=memo+;calc+:微分の計算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RES 1-2*5 / free# JVEMV6 68#_275:1 / 68. theoretical-physics(tp) / topics=波動方程式：ポテンシャル井戸,w=~,doc=r-7-A1~1.1.1:#16-7,s=~,i=~,other=memo+;calc+:微分の計算">
            <text:p>:m RES 1-2*5 / free# JVEMV6 68#_275:1 / 68. theoretical-physics(tp) / topics=波動方程式：ポテンシャル井戸,w=~,doc=r-7-A1~1.1.1:#16-7,s=~,i=~,other=memo+;calc+:微分の計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9" office:value-type="string">
            <text:p>2022-06-05_16-09-50_000.jpg</text:p>
          </table:table-cell>
          <table:table-cell table:style-name="ce36" office:value-type="string">
            <text:p>:m RES 3*5 / free# JVEMV6 68#_275:1 / 68. theoretical-physics(tp) / topics=波動方程式：ポテンシャル井戸,w=~,doc=r-7-A1~1.1.1:#16-7.3,s=~,i=~,other=calc+:微分計算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RES 3*5 / free# JVEMV6 68#_275:1 / 68. theoretical-physics(tp) / topics=波動方程式：ポテンシャル井戸,w=~,doc=r-7-A1~1.1.1:#16-7.3,s=~,i=~,other=calc+:微分計算">
            <text:p>:m RES 3*5 / free# JVEMV6 68#_275:1 / 68. theoretical-physics(tp) / topics=波動方程式：ポテンシャル井戸,w=~,doc=r-7-A1~1.1.1:#16-7.3,s=~,i=~,other=calc+:微分計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9" office:value-type="string">
            <text:p>2022-06-05_16-10-17_000.jpg</text:p>
          </table:table-cell>
          <table:table-cell table:style-name="ce36" office:value-type="string">
            <text:p>:m RES 4*5 / free# JVEMV6 68#_275:1 / 68. theoretical-physics(tp) / topics=波動方程式：ポテンシャル井戸,w=~,doc=r-7-A1~1.1.1:#17,s=~,i=~,other=calc+;calc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RES 4*5 / free# JVEMV6 68#_275:1 / 68. theoretical-physics(tp) / topics=波動方程式：ポテンシャル井戸,w=~,doc=r-7-A1~1.1.1:#17,s=~,i=~,other=calc+;calc+;">
            <text:p>:m RES 4*5 / free# JVEMV6 68#_275:1 / 68. theoretical-physics(tp) / topics=波動方程式：ポテンシャル井戸,w=~,doc=r-7-A1~1.1.1:#17,s=~,i=~,other=calc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8">
            <text:p>68</text:p>
          </table:table-cell>
          <table:table-cell table:style-name="ce11" office:value-type="string">
            <text:p>2022-06-05_16-10-44_000.jpg</text:p>
          </table:table-cell>
          <table:table-cell table:style-name="ce36" office:value-type="string">
            <text:p>:m RES 5*5 / free# JVEMV6 68#_275:1 / 68. theoretical-physics(tp) / topics=波動方程式：ポテンシャル井戸,w=~,doc=r-7-A1~1.1.1:#17-2.2,s=~,i=~,other=calc+;calc+:(k^2+κ^2)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RES 5*5 / free# JVEMV6 68#_275:1 / 68. theoretical-physics(tp) / topics=波動方程式：ポテンシャル井戸,w=~,doc=r-7-A1~1.1.1:#17-2.2,s=~,i=~,other=calc+;calc+:(k^2+κ^2);">
            <text:p>:m RES 5*5 / free# JVEMV6 68#_275:1 / 68. theoretical-physics(tp) / topics=波動方程式：ポテンシャル井戸,w=~,doc=r-7-A1~1.1.1:#17-2.2,s=~,i=~,other=calc+;calc+:(k^2+κ^2)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1" office:value-type="string">
            <text:p>2022-06-05_16-46-04_000.jpg</text:p>
          </table:table-cell>
          <table:table-cell table:style-name="ce15" office:value-type="string">
            <text:p>:m 東和 PHOTO / 220604sa / 大森駅（京浜東北線） / 大田区山王２丁目プロジェクト / １名（電気） / 日向電気（北信土建） / 日誌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m 東和 PHOTO / 220604sa / 大森駅（京浜東北線） / 大田区山王２丁目プロジェクト / １名（電気） / 日向電気（北信土建） / 日誌">
            <text:p>:m 東和 PHOTO / 220604sa / 大森駅（京浜東北線） / 大田区山王２丁目プロジェクト / １名（電気） / 日向電気（北信土建） / 日誌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1" office:value-type="string">
            <text:p>2022-06-05_17-32-47_000.jpg</text:p>
          </table:table-cell>
          <table:table-cell table:style-name="ce36" office:value-type="string">
            <text:p>:m RES 1*1 / free# JVEMV6 68#_275:2 / 68. theoretical-physics(tp) / topics=波動方程式：ポテンシャル井戸,w=~,doc=r-7-A1~1.1.1:#17-3,s=~,i=~,other=calc+;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m RES 1*1 / free# JVEMV6 68#_275:2 / 68. theoretical-physics(tp) / topics=波動方程式：ポテンシャル井戸,w=~,doc=r-7-A1~1.1.1:#17-3,s=~,i=~,other=calc+;memo+">
            <text:p>:m RES 1*1 / free# JVEMV6 68#_275:2 / 68. theoretical-physics(tp) / topics=波動方程式：ポテンシャル井戸,w=~,doc=r-7-A1~1.1.1:#17-3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22">
            <text:p>2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6">2022/06/06</text:date>, <text:time>10:3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06T10:38:27.38</dc:date>
    <dc:creator>iwabuchi ken</dc:creator>
    <meta:editing-duration>P47DT9H35M50S</meta:editing-duration>
    <meta:editing-cycles>15285</meta:editing-cycles>
    <meta:document-statistic meta:table-count="2" meta:cell-count="600" meta:object-count="0"/>
    <meta:user-defined meta:name="qrichtext">1</meta:user-defined>
  </office:meta>
</office:document-meta>
</file>